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2" style:family="graphic" style:parent-style-name="standard">
      <style:graphic-properties draw:stroke="none" svg:stroke-color="#000000" draw:fill="none" draw:fill-color="#ffffff" fo:min-height="1.0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4" style:family="graphic" style:parent-style-name="standard">
      <style:graphic-properties draw:stroke="none" svg:stroke-color="#000000" draw:fill="none" draw:fill-color="#ffffff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5cm" fo:min-width="0cm"/>
    </style:style>
    <style:style style:name="gr16" style:family="graphic" style:parent-style-name="standard">
      <style:graphic-properties draw:stroke="none" svg:stroke-color="#000000" svg:stroke-opacity="85%" draw:fill="none" draw:fill-color="#ffffff" draw:textarea-horizontal-align="left" draw:auto-grow-height="true" draw:auto-grow-width="false" fo:min-height="16.05cm" fo:min-width="0cm"/>
    </style:style>
    <style:style style:name="gr17" style:family="graphic" style:parent-style-name="standard">
      <style:graphic-properties draw:stroke="none" svg:stroke-color="#000000" svg:stroke-opacity="85%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svg:stroke-opacity="85%" draw:fill="none" draw:fill-color="#ffffff" draw:textarea-horizontal-align="left" draw:auto-grow-height="true" draw:auto-grow-width="false" fo:min-height="1.054cm" fo:min-width="0cm"/>
    </style:style>
    <style:style style:name="gr19" style:family="graphic" style:parent-style-name="standard">
      <style:graphic-properties draw:stroke="none" svg:stroke-color="#000000" svg:stroke-opacity="85%" draw:fill="none" draw:fill-color="#ffffff" draw:textarea-horizontal-align="left" draw:auto-grow-height="true" draw:auto-grow-width="false" fo:min-height="0.954cm" fo:min-width="0cm"/>
    </style:style>
    <style:style style:name="gr20" style:family="graphic" style:parent-style-name="objectwithoutfill">
      <style:graphic-properties draw:stroke="solid" svg:stroke-width="0.8cm" svg:stroke-color="#cc9900" draw:marker-start-width="1.4cm" draw:marker-end-width="1.4cm" svg:stroke-opacity="55%" draw:fill="none" draw:textarea-vertical-align="middle" fo:padding-top="0.525cm" fo:padding-bottom="0.525cm" fo:padding-left="0.65cm" fo:padding-right="0.65cm"/>
    </style:style>
    <style:style style:name="gr21" style:family="graphic" style:parent-style-name="standard">
      <style:graphic-properties draw:stroke="none" svg:stroke-color="#000000" svg:stroke-opacity="85%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objectwithoutfill">
      <style:graphic-properties draw:stroke="solid" svg:stroke-width="0.8cm" svg:stroke-color="#ff6600" draw:marker-start-width="1.4cm" draw:marker-end-width="1.4cm" svg:stroke-opacity="55%" draw:fill="none" draw:textarea-vertical-align="middle" fo:padding-top="0.525cm" fo:padding-bottom="0.525cm" fo:padding-left="0.65cm" fo:padding-right="0.65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4cm" svg:height="1.4cm" svg:x="4.3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cm" svg:y1="5.4cm" svg:x2="6.8cm" svg:y2="5.4cm">
            <text:p/>
          </draw:line>
          <draw:line draw:style-name="gr2" draw:text-style-name="P1" draw:layer="layout" svg:x1="8.2cm" svg:y1="5.4cm" svg:x2="9.2cm" svg:y2="5.4cm">
            <text:p/>
          </draw:line>
          <draw:line draw:style-name="gr2" draw:text-style-name="P1" draw:layer="layout" svg:x1="10.5cm" svg:y1="5.4cm" svg:x2="11.6cm" svg:y2="5.4cm">
            <text:p/>
          </draw:line>
          <draw:line draw:style-name="gr2" draw:text-style-name="P1" draw:layer="layout" svg:x1="12.9cm" svg:y1="5.4cm" svg:x2="13.9cm" svg:y2="5.4cm">
            <text:p/>
          </draw:line>
          <draw:custom-shape draw:style-name="gr1" draw:text-style-name="P1" draw:layer="layout" svg:width="1.4cm" svg:height="1.4cm" svg:x="4.3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5.401cm" svg:x2="6.801cm" svg:y2="5.401cm">
            <text:p/>
          </draw:line>
          <draw:line draw:style-name="gr2" draw:text-style-name="P1" draw:layer="layout" svg:x1="8.201cm" svg:y1="5.401cm" svg:x2="9.201cm" svg:y2="5.401cm">
            <text:p/>
          </draw:line>
          <draw:line draw:style-name="gr2" draw:text-style-name="P1" draw:layer="layout" svg:x1="10.501cm" svg:y1="5.401cm" svg:x2="11.601cm" svg:y2="5.401cm">
            <text:p/>
          </draw:line>
          <draw:line draw:style-name="gr2" draw:text-style-name="P1" draw:layer="layout" svg:x1="12.901cm" svg:y1="5.401cm" svg:x2="13.901cm" svg:y2="5.401cm">
            <text:p/>
          </draw:line>
          <draw:custom-shape draw:style-name="gr1" draw:text-style-name="P1" draw:layer="layout" svg:width="1.4cm" svg:height="1.4cm" svg:x="4.3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5.401cm" svg:x2="6.801cm" svg:y2="5.401cm">
            <text:p/>
          </draw:line>
          <draw:line draw:style-name="gr2" draw:text-style-name="P1" draw:layer="layout" svg:x1="8.201cm" svg:y1="5.401cm" svg:x2="9.201cm" svg:y2="5.401cm">
            <text:p/>
          </draw:line>
          <draw:line draw:style-name="gr2" draw:text-style-name="P1" draw:layer="layout" svg:x1="10.501cm" svg:y1="5.401cm" svg:x2="11.601cm" svg:y2="5.401cm">
            <text:p/>
          </draw:line>
          <draw:line draw:style-name="gr2" draw:text-style-name="P1" draw:layer="layout" svg:x1="12.901cm" svg:y1="5.401cm" svg:x2="13.901cm" svg:y2="5.401cm">
            <text:p/>
          </draw:line>
          <draw:custom-shape draw:style-name="gr1" draw:text-style-name="P1" draw:layer="layout" svg:width="1.4cm" svg:height="1.4cm" svg:x="4.3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5.402cm" svg:x2="6.802cm" svg:y2="5.402cm">
            <text:p/>
          </draw:line>
          <draw:line draw:style-name="gr2" draw:text-style-name="P1" draw:layer="layout" svg:x1="8.202cm" svg:y1="5.402cm" svg:x2="9.202cm" svg:y2="5.402cm">
            <text:p/>
          </draw:line>
          <draw:line draw:style-name="gr2" draw:text-style-name="P1" draw:layer="layout" svg:x1="10.502cm" svg:y1="5.402cm" svg:x2="11.602cm" svg:y2="5.402cm">
            <text:p/>
          </draw:line>
          <draw:line draw:style-name="gr2" draw:text-style-name="P1" draw:layer="layout" svg:x1="12.902cm" svg:y1="5.402cm" svg:x2="13.902cm" svg:y2="5.402cm">
            <text:p/>
          </draw:line>
          <draw:custom-shape draw:style-name="gr1" draw:text-style-name="P1" draw:layer="layout" svg:width="1.4cm" svg:height="1.4cm" svg:x="4.3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5.401cm" svg:x2="6.801cm" svg:y2="5.401cm">
            <text:p/>
          </draw:line>
          <draw:line draw:style-name="gr2" draw:text-style-name="P1" draw:layer="layout" svg:x1="8.201cm" svg:y1="5.401cm" svg:x2="9.201cm" svg:y2="5.401cm">
            <text:p/>
          </draw:line>
          <draw:line draw:style-name="gr2" draw:text-style-name="P1" draw:layer="layout" svg:x1="10.501cm" svg:y1="5.401cm" svg:x2="11.601cm" svg:y2="5.401cm">
            <text:p/>
          </draw:line>
          <draw:line draw:style-name="gr2" draw:text-style-name="P1" draw:layer="layout" svg:x1="12.901cm" svg:y1="5.401cm" svg:x2="13.901cm" svg:y2="5.401cm">
            <text:p/>
          </draw:line>
          <draw:custom-shape draw:style-name="gr1" draw:text-style-name="P1" draw:layer="layout" svg:width="1.4cm" svg:height="1.4cm" svg:x="4.3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5.402cm" svg:x2="6.802cm" svg:y2="5.402cm">
            <text:p/>
          </draw:line>
          <draw:line draw:style-name="gr2" draw:text-style-name="P1" draw:layer="layout" svg:x1="8.202cm" svg:y1="5.402cm" svg:x2="9.202cm" svg:y2="5.402cm">
            <text:p/>
          </draw:line>
          <draw:line draw:style-name="gr2" draw:text-style-name="P1" draw:layer="layout" svg:x1="10.502cm" svg:y1="5.402cm" svg:x2="11.602cm" svg:y2="5.402cm">
            <text:p/>
          </draw:line>
          <draw:line draw:style-name="gr2" draw:text-style-name="P1" draw:layer="layout" svg:x1="12.902cm" svg:y1="5.402cm" svg:x2="13.902cm" svg:y2="5.402cm">
            <text:p/>
          </draw:line>
          <draw:custom-shape draw:style-name="gr1" draw:text-style-name="P1" draw:layer="layout" svg:width="1.4cm" svg:height="1.4cm" svg:x="4.3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5.402cm" svg:x2="6.802cm" svg:y2="5.402cm">
            <text:p/>
          </draw:line>
          <draw:line draw:style-name="gr2" draw:text-style-name="P1" draw:layer="layout" svg:x1="8.202cm" svg:y1="5.402cm" svg:x2="9.202cm" svg:y2="5.402cm">
            <text:p/>
          </draw:line>
          <draw:line draw:style-name="gr2" draw:text-style-name="P1" draw:layer="layout" svg:x1="10.502cm" svg:y1="5.402cm" svg:x2="11.602cm" svg:y2="5.402cm">
            <text:p/>
          </draw:line>
          <draw:line draw:style-name="gr2" draw:text-style-name="P1" draw:layer="layout" svg:x1="12.902cm" svg:y1="5.402cm" svg:x2="13.902cm" svg:y2="5.402cm">
            <text:p/>
          </draw:line>
          <draw:custom-shape draw:style-name="gr1" draw:text-style-name="P1" draw:layer="layout" svg:width="1.4cm" svg:height="1.4cm" svg:x="4.303cm" svg:y="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3cm" svg:y="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3cm" svg:y="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3cm" svg:y="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3cm" svg:y1="5.403cm" svg:x2="6.803cm" svg:y2="5.403cm">
            <text:p/>
          </draw:line>
          <draw:line draw:style-name="gr2" draw:text-style-name="P1" draw:layer="layout" svg:x1="8.203cm" svg:y1="5.403cm" svg:x2="9.203cm" svg:y2="5.403cm">
            <text:p/>
          </draw:line>
          <draw:line draw:style-name="gr2" draw:text-style-name="P1" draw:layer="layout" svg:x1="10.503cm" svg:y1="5.403cm" svg:x2="11.603cm" svg:y2="5.403cm">
            <text:p/>
          </draw:line>
          <draw:line draw:style-name="gr2" draw:text-style-name="P1" draw:layer="layout" svg:x1="12.903cm" svg:y1="5.403cm" svg:x2="13.903cm" svg:y2="5.403cm">
            <text:p/>
          </draw:line>
          <draw:custom-shape draw:style-name="gr1" draw:text-style-name="P1" draw:layer="layout" svg:width="1.4cm" svg:height="1.4cm" svg:x="4.3cm" svg:y="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cm" svg:y="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cm" svg:y="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cm" svg:y="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cm" svg:y="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cm" svg:y1="7.9cm" svg:x2="6.8cm" svg:y2="7.9cm">
            <text:p/>
          </draw:line>
          <draw:line draw:style-name="gr2" draw:text-style-name="P1" draw:layer="layout" svg:x1="8.2cm" svg:y1="7.9cm" svg:x2="9.2cm" svg:y2="7.9cm">
            <text:p/>
          </draw:line>
          <draw:line draw:style-name="gr2" draw:text-style-name="P1" draw:layer="layout" svg:x1="10.5cm" svg:y1="7.9cm" svg:x2="11.6cm" svg:y2="7.9cm">
            <text:p/>
          </draw:line>
          <draw:line draw:style-name="gr2" draw:text-style-name="P1" draw:layer="layout" svg:x1="12.9cm" svg:y1="7.9cm" svg:x2="13.9cm" svg:y2="7.9cm">
            <text:p/>
          </draw:line>
          <draw:custom-shape draw:style-name="gr1" draw:text-style-name="P1" draw:layer="layout" svg:width="1.4cm" svg:height="1.4cm" svg:x="4.3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7.901cm" svg:x2="6.801cm" svg:y2="7.901cm">
            <text:p/>
          </draw:line>
          <draw:line draw:style-name="gr2" draw:text-style-name="P1" draw:layer="layout" svg:x1="8.201cm" svg:y1="7.901cm" svg:x2="9.201cm" svg:y2="7.901cm">
            <text:p/>
          </draw:line>
          <draw:line draw:style-name="gr2" draw:text-style-name="P1" draw:layer="layout" svg:x1="10.501cm" svg:y1="7.901cm" svg:x2="11.601cm" svg:y2="7.901cm">
            <text:p/>
          </draw:line>
          <draw:line draw:style-name="gr2" draw:text-style-name="P1" draw:layer="layout" svg:x1="12.901cm" svg:y1="7.901cm" svg:x2="13.901cm" svg:y2="7.901cm">
            <text:p/>
          </draw:line>
          <draw:custom-shape draw:style-name="gr1" draw:text-style-name="P1" draw:layer="layout" svg:width="1.4cm" svg:height="1.4cm" svg:x="4.3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7.901cm" svg:x2="6.801cm" svg:y2="7.901cm">
            <text:p/>
          </draw:line>
          <draw:line draw:style-name="gr2" draw:text-style-name="P1" draw:layer="layout" svg:x1="8.201cm" svg:y1="7.901cm" svg:x2="9.201cm" svg:y2="7.901cm">
            <text:p/>
          </draw:line>
          <draw:line draw:style-name="gr2" draw:text-style-name="P1" draw:layer="layout" svg:x1="10.501cm" svg:y1="7.901cm" svg:x2="11.601cm" svg:y2="7.901cm">
            <text:p/>
          </draw:line>
          <draw:line draw:style-name="gr2" draw:text-style-name="P1" draw:layer="layout" svg:x1="12.901cm" svg:y1="7.901cm" svg:x2="13.901cm" svg:y2="7.901cm">
            <text:p/>
          </draw:line>
          <draw:custom-shape draw:style-name="gr1" draw:text-style-name="P1" draw:layer="layout" svg:width="1.4cm" svg:height="1.4cm" svg:x="4.3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7.902cm" svg:x2="6.802cm" svg:y2="7.902cm">
            <text:p/>
          </draw:line>
          <draw:line draw:style-name="gr2" draw:text-style-name="P1" draw:layer="layout" svg:x1="8.202cm" svg:y1="7.902cm" svg:x2="9.202cm" svg:y2="7.902cm">
            <text:p/>
          </draw:line>
          <draw:line draw:style-name="gr2" draw:text-style-name="P1" draw:layer="layout" svg:x1="10.502cm" svg:y1="7.902cm" svg:x2="11.602cm" svg:y2="7.902cm">
            <text:p/>
          </draw:line>
          <draw:line draw:style-name="gr2" draw:text-style-name="P1" draw:layer="layout" svg:x1="12.902cm" svg:y1="7.902cm" svg:x2="13.902cm" svg:y2="7.902cm">
            <text:p/>
          </draw:line>
          <draw:custom-shape draw:style-name="gr1" draw:text-style-name="P1" draw:layer="layout" svg:width="1.4cm" svg:height="1.4cm" svg:x="4.3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7.901cm" svg:x2="6.801cm" svg:y2="7.901cm">
            <text:p/>
          </draw:line>
          <draw:line draw:style-name="gr2" draw:text-style-name="P1" draw:layer="layout" svg:x1="8.201cm" svg:y1="7.901cm" svg:x2="9.201cm" svg:y2="7.901cm">
            <text:p/>
          </draw:line>
          <draw:line draw:style-name="gr2" draw:text-style-name="P1" draw:layer="layout" svg:x1="10.501cm" svg:y1="7.901cm" svg:x2="11.601cm" svg:y2="7.901cm">
            <text:p/>
          </draw:line>
          <draw:line draw:style-name="gr2" draw:text-style-name="P1" draw:layer="layout" svg:x1="12.901cm" svg:y1="7.901cm" svg:x2="13.901cm" svg:y2="7.901cm">
            <text:p/>
          </draw:line>
          <draw:custom-shape draw:style-name="gr1" draw:text-style-name="P1" draw:layer="layout" svg:width="1.4cm" svg:height="1.4cm" svg:x="4.3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7.902cm" svg:x2="6.802cm" svg:y2="7.902cm">
            <text:p/>
          </draw:line>
          <draw:line draw:style-name="gr2" draw:text-style-name="P1" draw:layer="layout" svg:x1="8.202cm" svg:y1="7.902cm" svg:x2="9.202cm" svg:y2="7.902cm">
            <text:p/>
          </draw:line>
          <draw:line draw:style-name="gr2" draw:text-style-name="P1" draw:layer="layout" svg:x1="10.502cm" svg:y1="7.902cm" svg:x2="11.602cm" svg:y2="7.902cm">
            <text:p/>
          </draw:line>
          <draw:line draw:style-name="gr2" draw:text-style-name="P1" draw:layer="layout" svg:x1="12.902cm" svg:y1="7.902cm" svg:x2="13.902cm" svg:y2="7.902cm">
            <text:p/>
          </draw:line>
          <draw:custom-shape draw:style-name="gr1" draw:text-style-name="P1" draw:layer="layout" svg:width="1.4cm" svg:height="1.4cm" svg:x="4.3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7.902cm" svg:x2="6.802cm" svg:y2="7.902cm">
            <text:p/>
          </draw:line>
          <draw:line draw:style-name="gr2" draw:text-style-name="P1" draw:layer="layout" svg:x1="8.202cm" svg:y1="7.902cm" svg:x2="9.202cm" svg:y2="7.902cm">
            <text:p/>
          </draw:line>
          <draw:line draw:style-name="gr2" draw:text-style-name="P1" draw:layer="layout" svg:x1="10.502cm" svg:y1="7.902cm" svg:x2="11.602cm" svg:y2="7.902cm">
            <text:p/>
          </draw:line>
          <draw:line draw:style-name="gr2" draw:text-style-name="P1" draw:layer="layout" svg:x1="12.902cm" svg:y1="7.902cm" svg:x2="13.902cm" svg:y2="7.902cm">
            <text:p/>
          </draw:line>
          <draw:custom-shape draw:style-name="gr1" draw:text-style-name="P1" draw:layer="layout" svg:width="1.4cm" svg:height="1.4cm" svg:x="4.303cm" svg:y="7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3cm" svg:y="7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cm" svg:y="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3cm" svg:y="7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3cm" svg:y="7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3cm" svg:y1="7.903cm" svg:x2="6.803cm" svg:y2="7.903cm">
            <text:p/>
          </draw:line>
          <draw:line draw:style-name="gr2" draw:text-style-name="P1" draw:layer="layout" svg:x1="8.203cm" svg:y1="7.903cm" svg:x2="9.203cm" svg:y2="7.903cm">
            <text:p/>
          </draw:line>
          <draw:line draw:style-name="gr2" draw:text-style-name="P1" draw:layer="layout" svg:x1="10.503cm" svg:y1="7.903cm" svg:x2="11.603cm" svg:y2="7.903cm">
            <text:p/>
          </draw:line>
          <draw:line draw:style-name="gr2" draw:text-style-name="P1" draw:layer="layout" svg:x1="12.903cm" svg:y1="7.903cm" svg:x2="13.903cm" svg:y2="7.903cm">
            <text:p/>
          </draw:line>
          <draw:line draw:style-name="gr2" draw:text-style-name="P1" draw:layer="layout" svg:x1="5cm" svg:y1="6.1cm" svg:x2="5cm" svg:y2="7.2cm">
            <text:p/>
          </draw:line>
          <draw:line draw:style-name="gr2" draw:text-style-name="P1" draw:layer="layout" svg:x1="7.4cm" svg:y1="6.1cm" svg:x2="7.4cm" svg:y2="7.3cm">
            <text:p/>
          </draw:line>
          <draw:line draw:style-name="gr2" draw:text-style-name="P1" draw:layer="layout" svg:x1="9.8cm" svg:y1="6.2cm" svg:x2="9.8cm" svg:y2="7.3cm">
            <text:p/>
          </draw:line>
          <draw:line draw:style-name="gr2" draw:text-style-name="P1" draw:layer="layout" svg:x1="12.2cm" svg:y1="6.1cm" svg:x2="12.2cm" svg:y2="7.3cm">
            <text:p/>
          </draw:line>
          <draw:line draw:style-name="gr2" draw:text-style-name="P1" draw:layer="layout" svg:x1="14.5cm" svg:y1="6.1cm" svg:x2="14.5cm" svg:y2="7.3cm">
            <text:p/>
          </draw:line>
          <draw:line draw:style-name="gr3" draw:text-style-name="P1" draw:layer="layout" svg:x1="5.5cm" svg:y1="5.9cm" svg:x2="7cm" svg:y2="7.5cm">
            <text:p/>
          </draw:line>
          <draw:line draw:style-name="gr2" draw:text-style-name="P1" draw:layer="layout" svg:x1="7.9cm" svg:y1="5.9cm" svg:x2="9.4cm" svg:y2="7.5cm">
            <text:p/>
          </draw:line>
          <draw:line draw:style-name="gr2" draw:text-style-name="P1" draw:layer="layout" svg:x1="10.3cm" svg:y1="5.9cm" svg:x2="11.8cm" svg:y2="7.5cm">
            <text:p/>
          </draw:line>
          <draw:line draw:style-name="gr2" draw:text-style-name="P1" draw:layer="layout" svg:x1="12.7cm" svg:y1="5.9cm" svg:x2="14.2cm" svg:y2="7.5cm">
            <text:p/>
          </draw:line>
          <draw:custom-shape draw:style-name="gr1" draw:text-style-name="P1" draw:layer="layout" svg:width="1.4cm" svg:height="1.4cm" svg:x="4.3cm" svg:y="9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cm" svg:y="9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cm" svg:y="9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cm" svg:y="9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cm" svg:y="9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cm" svg:y1="10.597cm" svg:x2="6.8cm" svg:y2="10.597cm">
            <text:p/>
          </draw:line>
          <draw:line draw:style-name="gr2" draw:text-style-name="P1" draw:layer="layout" svg:x1="8.2cm" svg:y1="10.597cm" svg:x2="9.2cm" svg:y2="10.597cm">
            <text:p/>
          </draw:line>
          <draw:line draw:style-name="gr2" draw:text-style-name="P1" draw:layer="layout" svg:x1="10.5cm" svg:y1="10.597cm" svg:x2="11.6cm" svg:y2="10.597cm">
            <text:p/>
          </draw:line>
          <draw:line draw:style-name="gr2" draw:text-style-name="P1" draw:layer="layout" svg:x1="12.9cm" svg:y1="10.597cm" svg:x2="13.9cm" svg:y2="10.597cm">
            <text:p/>
          </draw:line>
          <draw:custom-shape draw:style-name="gr1" draw:text-style-name="P1" draw:layer="layout" svg:width="1.4cm" svg:height="1.4cm" svg:x="4.3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10.598cm" svg:x2="6.801cm" svg:y2="10.598cm">
            <text:p/>
          </draw:line>
          <draw:line draw:style-name="gr2" draw:text-style-name="P1" draw:layer="layout" svg:x1="8.201cm" svg:y1="10.598cm" svg:x2="9.201cm" svg:y2="10.598cm">
            <text:p/>
          </draw:line>
          <draw:line draw:style-name="gr2" draw:text-style-name="P1" draw:layer="layout" svg:x1="10.501cm" svg:y1="10.598cm" svg:x2="11.601cm" svg:y2="10.598cm">
            <text:p/>
          </draw:line>
          <draw:line draw:style-name="gr2" draw:text-style-name="P1" draw:layer="layout" svg:x1="12.901cm" svg:y1="10.598cm" svg:x2="13.901cm" svg:y2="10.598cm">
            <text:p/>
          </draw:line>
          <draw:custom-shape draw:style-name="gr1" draw:text-style-name="P1" draw:layer="layout" svg:width="1.4cm" svg:height="1.4cm" svg:x="4.3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10.598cm" svg:x2="6.801cm" svg:y2="10.598cm">
            <text:p/>
          </draw:line>
          <draw:line draw:style-name="gr2" draw:text-style-name="P1" draw:layer="layout" svg:x1="8.201cm" svg:y1="10.598cm" svg:x2="9.201cm" svg:y2="10.598cm">
            <text:p/>
          </draw:line>
          <draw:line draw:style-name="gr2" draw:text-style-name="P1" draw:layer="layout" svg:x1="10.501cm" svg:y1="10.598cm" svg:x2="11.601cm" svg:y2="10.598cm">
            <text:p/>
          </draw:line>
          <draw:line draw:style-name="gr2" draw:text-style-name="P1" draw:layer="layout" svg:x1="12.901cm" svg:y1="10.598cm" svg:x2="13.901cm" svg:y2="10.598cm">
            <text:p/>
          </draw:line>
          <draw:custom-shape draw:style-name="gr1" draw:text-style-name="P1" draw:layer="layout" svg:width="1.4cm" svg:height="1.4cm" svg:x="4.3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10.599cm" svg:x2="6.802cm" svg:y2="10.599cm">
            <text:p/>
          </draw:line>
          <draw:line draw:style-name="gr2" draw:text-style-name="P1" draw:layer="layout" svg:x1="8.202cm" svg:y1="10.599cm" svg:x2="9.202cm" svg:y2="10.599cm">
            <text:p/>
          </draw:line>
          <draw:line draw:style-name="gr2" draw:text-style-name="P1" draw:layer="layout" svg:x1="10.502cm" svg:y1="10.599cm" svg:x2="11.602cm" svg:y2="10.599cm">
            <text:p/>
          </draw:line>
          <draw:line draw:style-name="gr2" draw:text-style-name="P1" draw:layer="layout" svg:x1="12.902cm" svg:y1="10.599cm" svg:x2="13.902cm" svg:y2="10.599cm">
            <text:p/>
          </draw:line>
          <draw:custom-shape draw:style-name="gr1" draw:text-style-name="P1" draw:layer="layout" svg:width="1.4cm" svg:height="1.4cm" svg:x="4.3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10.598cm" svg:x2="6.801cm" svg:y2="10.598cm">
            <text:p/>
          </draw:line>
          <draw:line draw:style-name="gr2" draw:text-style-name="P1" draw:layer="layout" svg:x1="8.201cm" svg:y1="10.598cm" svg:x2="9.201cm" svg:y2="10.598cm">
            <text:p/>
          </draw:line>
          <draw:line draw:style-name="gr2" draw:text-style-name="P1" draw:layer="layout" svg:x1="10.501cm" svg:y1="10.598cm" svg:x2="11.601cm" svg:y2="10.598cm">
            <text:p/>
          </draw:line>
          <draw:line draw:style-name="gr2" draw:text-style-name="P1" draw:layer="layout" svg:x1="12.901cm" svg:y1="10.598cm" svg:x2="13.901cm" svg:y2="10.598cm">
            <text:p/>
          </draw:line>
          <draw:custom-shape draw:style-name="gr1" draw:text-style-name="P1" draw:layer="layout" svg:width="1.4cm" svg:height="1.4cm" svg:x="4.3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10.599cm" svg:x2="6.802cm" svg:y2="10.599cm">
            <text:p/>
          </draw:line>
          <draw:line draw:style-name="gr2" draw:text-style-name="P1" draw:layer="layout" svg:x1="8.202cm" svg:y1="10.599cm" svg:x2="9.202cm" svg:y2="10.599cm">
            <text:p/>
          </draw:line>
          <draw:line draw:style-name="gr2" draw:text-style-name="P1" draw:layer="layout" svg:x1="10.502cm" svg:y1="10.599cm" svg:x2="11.602cm" svg:y2="10.599cm">
            <text:p/>
          </draw:line>
          <draw:line draw:style-name="gr2" draw:text-style-name="P1" draw:layer="layout" svg:x1="12.902cm" svg:y1="10.599cm" svg:x2="13.902cm" svg:y2="10.599cm">
            <text:p/>
          </draw:line>
          <draw:custom-shape draw:style-name="gr1" draw:text-style-name="P1" draw:layer="layout" svg:width="1.4cm" svg:height="1.4cm" svg:x="4.3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9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10.599cm" svg:x2="6.802cm" svg:y2="10.599cm">
            <text:p/>
          </draw:line>
          <draw:line draw:style-name="gr2" draw:text-style-name="P1" draw:layer="layout" svg:x1="8.202cm" svg:y1="10.599cm" svg:x2="9.202cm" svg:y2="10.599cm">
            <text:p/>
          </draw:line>
          <draw:line draw:style-name="gr2" draw:text-style-name="P1" draw:layer="layout" svg:x1="10.502cm" svg:y1="10.599cm" svg:x2="11.602cm" svg:y2="10.599cm">
            <text:p/>
          </draw:line>
          <draw:line draw:style-name="gr2" draw:text-style-name="P1" draw:layer="layout" svg:x1="12.902cm" svg:y1="10.599cm" svg:x2="13.902cm" svg:y2="10.599cm">
            <text:p/>
          </draw:line>
          <draw:custom-shape draw:style-name="gr1" draw:text-style-name="P1" draw:layer="layout" svg:width="1.4cm" svg:height="1.4cm" svg:x="4.3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3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cm" svg:y="9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3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3cm" svg:y1="10.6cm" svg:x2="6.803cm" svg:y2="10.6cm">
            <text:p/>
          </draw:line>
          <draw:line draw:style-name="gr2" draw:text-style-name="P1" draw:layer="layout" svg:x1="8.203cm" svg:y1="10.6cm" svg:x2="9.203cm" svg:y2="10.6cm">
            <text:p/>
          </draw:line>
          <draw:line draw:style-name="gr2" draw:text-style-name="P1" draw:layer="layout" svg:x1="10.503cm" svg:y1="10.6cm" svg:x2="11.603cm" svg:y2="10.6cm">
            <text:p/>
          </draw:line>
          <draw:line draw:style-name="gr2" draw:text-style-name="P1" draw:layer="layout" svg:x1="12.903cm" svg:y1="10.6cm" svg:x2="13.903cm" svg:y2="10.6cm">
            <text:p/>
          </draw:line>
          <draw:custom-shape draw:style-name="gr1" draw:text-style-name="P1" draw:layer="layout" svg:width="1.4cm" svg:height="1.4cm" svg:x="4.3cm" svg:y="1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cm" svg:y="1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cm" svg:y="1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cm" svg:y="1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cm" svg:y="1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cm" svg:y1="13.097cm" svg:x2="6.8cm" svg:y2="13.097cm">
            <text:p/>
          </draw:line>
          <draw:line draw:style-name="gr2" draw:text-style-name="P1" draw:layer="layout" svg:x1="8.2cm" svg:y1="13.097cm" svg:x2="9.2cm" svg:y2="13.097cm">
            <text:p/>
          </draw:line>
          <draw:line draw:style-name="gr2" draw:text-style-name="P1" draw:layer="layout" svg:x1="10.5cm" svg:y1="13.097cm" svg:x2="11.6cm" svg:y2="13.097cm">
            <text:p/>
          </draw:line>
          <draw:line draw:style-name="gr2" draw:text-style-name="P1" draw:layer="layout" svg:x1="12.9cm" svg:y1="13.097cm" svg:x2="13.9cm" svg:y2="13.097cm">
            <text:p/>
          </draw:line>
          <draw:custom-shape draw:style-name="gr1" draw:text-style-name="P1" draw:layer="layout" svg:width="1.4cm" svg:height="1.4cm" svg:x="4.3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13.098cm" svg:x2="6.801cm" svg:y2="13.098cm">
            <text:p/>
          </draw:line>
          <draw:line draw:style-name="gr2" draw:text-style-name="P1" draw:layer="layout" svg:x1="8.201cm" svg:y1="13.098cm" svg:x2="9.201cm" svg:y2="13.098cm">
            <text:p/>
          </draw:line>
          <draw:line draw:style-name="gr2" draw:text-style-name="P1" draw:layer="layout" svg:x1="10.501cm" svg:y1="13.098cm" svg:x2="11.601cm" svg:y2="13.098cm">
            <text:p/>
          </draw:line>
          <draw:line draw:style-name="gr2" draw:text-style-name="P1" draw:layer="layout" svg:x1="12.901cm" svg:y1="13.098cm" svg:x2="13.901cm" svg:y2="13.098cm">
            <text:p/>
          </draw:line>
          <draw:custom-shape draw:style-name="gr1" draw:text-style-name="P1" draw:layer="layout" svg:width="1.4cm" svg:height="1.4cm" svg:x="4.3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13.098cm" svg:x2="6.801cm" svg:y2="13.098cm">
            <text:p/>
          </draw:line>
          <draw:line draw:style-name="gr2" draw:text-style-name="P1" draw:layer="layout" svg:x1="8.201cm" svg:y1="13.098cm" svg:x2="9.201cm" svg:y2="13.098cm">
            <text:p/>
          </draw:line>
          <draw:line draw:style-name="gr2" draw:text-style-name="P1" draw:layer="layout" svg:x1="10.501cm" svg:y1="13.098cm" svg:x2="11.601cm" svg:y2="13.098cm">
            <text:p/>
          </draw:line>
          <draw:line draw:style-name="gr2" draw:text-style-name="P1" draw:layer="layout" svg:x1="12.901cm" svg:y1="13.098cm" svg:x2="13.901cm" svg:y2="13.098cm">
            <text:p/>
          </draw:line>
          <draw:custom-shape draw:style-name="gr1" draw:text-style-name="P1" draw:layer="layout" svg:width="1.4cm" svg:height="1.4cm" svg:x="4.3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13.099cm" svg:x2="6.802cm" svg:y2="13.099cm">
            <text:p/>
          </draw:line>
          <draw:line draw:style-name="gr2" draw:text-style-name="P1" draw:layer="layout" svg:x1="8.202cm" svg:y1="13.099cm" svg:x2="9.202cm" svg:y2="13.099cm">
            <text:p/>
          </draw:line>
          <draw:line draw:style-name="gr2" draw:text-style-name="P1" draw:layer="layout" svg:x1="10.502cm" svg:y1="13.099cm" svg:x2="11.602cm" svg:y2="13.099cm">
            <text:p/>
          </draw:line>
          <draw:line draw:style-name="gr2" draw:text-style-name="P1" draw:layer="layout" svg:x1="12.902cm" svg:y1="13.099cm" svg:x2="13.902cm" svg:y2="13.099cm">
            <text:p/>
          </draw:line>
          <draw:custom-shape draw:style-name="gr1" draw:text-style-name="P1" draw:layer="layout" svg:width="1.4cm" svg:height="1.4cm" svg:x="4.3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12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13.098cm" svg:x2="6.801cm" svg:y2="13.098cm">
            <text:p/>
          </draw:line>
          <draw:line draw:style-name="gr2" draw:text-style-name="P1" draw:layer="layout" svg:x1="8.201cm" svg:y1="13.098cm" svg:x2="9.201cm" svg:y2="13.098cm">
            <text:p/>
          </draw:line>
          <draw:line draw:style-name="gr2" draw:text-style-name="P1" draw:layer="layout" svg:x1="10.501cm" svg:y1="13.098cm" svg:x2="11.601cm" svg:y2="13.098cm">
            <text:p/>
          </draw:line>
          <draw:line draw:style-name="gr2" draw:text-style-name="P1" draw:layer="layout" svg:x1="12.901cm" svg:y1="13.098cm" svg:x2="13.901cm" svg:y2="13.098cm">
            <text:p/>
          </draw:line>
          <draw:custom-shape draw:style-name="gr1" draw:text-style-name="P1" draw:layer="layout" svg:width="1.4cm" svg:height="1.4cm" svg:x="4.3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13.099cm" svg:x2="6.802cm" svg:y2="13.099cm">
            <text:p/>
          </draw:line>
          <draw:line draw:style-name="gr2" draw:text-style-name="P1" draw:layer="layout" svg:x1="8.202cm" svg:y1="13.099cm" svg:x2="9.202cm" svg:y2="13.099cm">
            <text:p/>
          </draw:line>
          <draw:line draw:style-name="gr2" draw:text-style-name="P1" draw:layer="layout" svg:x1="10.502cm" svg:y1="13.099cm" svg:x2="11.602cm" svg:y2="13.099cm">
            <text:p/>
          </draw:line>
          <draw:line draw:style-name="gr2" draw:text-style-name="P1" draw:layer="layout" svg:x1="12.902cm" svg:y1="13.099cm" svg:x2="13.902cm" svg:y2="13.099cm">
            <text:p/>
          </draw:line>
          <draw:custom-shape draw:style-name="gr1" draw:text-style-name="P1" draw:layer="layout" svg:width="1.4cm" svg:height="1.4cm" svg:x="4.3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1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13.099cm" svg:x2="6.802cm" svg:y2="13.099cm">
            <text:p/>
          </draw:line>
          <draw:line draw:style-name="gr2" draw:text-style-name="P1" draw:layer="layout" svg:x1="8.202cm" svg:y1="13.099cm" svg:x2="9.202cm" svg:y2="13.099cm">
            <text:p/>
          </draw:line>
          <draw:line draw:style-name="gr2" draw:text-style-name="P1" draw:layer="layout" svg:x1="10.502cm" svg:y1="13.099cm" svg:x2="11.602cm" svg:y2="13.099cm">
            <text:p/>
          </draw:line>
          <draw:line draw:style-name="gr2" draw:text-style-name="P1" draw:layer="layout" svg:x1="12.902cm" svg:y1="13.099cm" svg:x2="13.902cm" svg:y2="13.099cm">
            <text:p/>
          </draw:line>
          <draw:custom-shape draw:style-name="gr1" draw:text-style-name="P1" draw:layer="layout" svg:width="1.4cm" svg:height="1.4cm" svg:x="4.303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6.703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cm" svg:y="1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3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3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3cm" svg:y1="13.1cm" svg:x2="6.803cm" svg:y2="13.1cm">
            <text:p/>
          </draw:line>
          <draw:line draw:style-name="gr2" draw:text-style-name="P1" draw:layer="layout" svg:x1="8.203cm" svg:y1="13.1cm" svg:x2="9.203cm" svg:y2="13.1cm">
            <text:p/>
          </draw:line>
          <draw:line draw:style-name="gr2" draw:text-style-name="P1" draw:layer="layout" svg:x1="10.503cm" svg:y1="13.1cm" svg:x2="11.603cm" svg:y2="13.1cm">
            <text:p/>
          </draw:line>
          <draw:line draw:style-name="gr2" draw:text-style-name="P1" draw:layer="layout" svg:x1="12.903cm" svg:y1="13.1cm" svg:x2="13.903cm" svg:y2="13.1cm">
            <text:p/>
          </draw:line>
          <draw:line draw:style-name="gr2" draw:text-style-name="P1" draw:layer="layout" svg:x1="5cm" svg:y1="11.297cm" svg:x2="5cm" svg:y2="12.397cm">
            <text:p/>
          </draw:line>
          <draw:line draw:style-name="gr2" draw:text-style-name="P1" draw:layer="layout" svg:x1="7.4cm" svg:y1="11.297cm" svg:x2="7.4cm" svg:y2="12.497cm">
            <text:p/>
          </draw:line>
          <draw:line draw:style-name="gr2" draw:text-style-name="P1" draw:layer="layout" svg:x1="9.8cm" svg:y1="11.397cm" svg:x2="9.8cm" svg:y2="12.497cm">
            <text:p/>
          </draw:line>
          <draw:line draw:style-name="gr2" draw:text-style-name="P1" draw:layer="layout" svg:x1="12.2cm" svg:y1="11.297cm" svg:x2="12.2cm" svg:y2="12.497cm">
            <text:p/>
          </draw:line>
          <draw:line draw:style-name="gr2" draw:text-style-name="P1" draw:layer="layout" svg:x1="14.5cm" svg:y1="11.297cm" svg:x2="14.5cm" svg:y2="12.497cm">
            <text:p/>
          </draw:line>
          <draw:line draw:style-name="gr2" draw:text-style-name="P1" draw:layer="layout" svg:x1="5.5cm" svg:y1="11.097cm" svg:x2="7cm" svg:y2="12.697cm">
            <text:p/>
          </draw:line>
          <draw:line draw:style-name="gr2" draw:text-style-name="P1" draw:layer="layout" svg:x1="7.9cm" svg:y1="11.097cm" svg:x2="9.4cm" svg:y2="12.697cm">
            <text:p/>
          </draw:line>
          <draw:line draw:style-name="gr2" draw:text-style-name="P1" draw:layer="layout" svg:x1="10.3cm" svg:y1="11.097cm" svg:x2="11.8cm" svg:y2="12.697cm">
            <text:p/>
          </draw:line>
          <draw:line draw:style-name="gr2" draw:text-style-name="P1" draw:layer="layout" svg:x1="12.7cm" svg:y1="11.097cm" svg:x2="14.2cm" svg:y2="12.697cm">
            <text:p/>
          </draw:line>
          <draw:line draw:style-name="gr2" draw:text-style-name="P1" draw:layer="layout" svg:x1="5cm" svg:y1="8.6cm" svg:x2="5cm" svg:y2="10cm">
            <text:p/>
          </draw:line>
          <draw:line draw:style-name="gr2" draw:text-style-name="P1" draw:layer="layout" svg:x1="7.4cm" svg:y1="8.5cm" svg:x2="7.4cm" svg:y2="9.9cm">
            <text:p/>
          </draw:line>
          <draw:line draw:style-name="gr2" draw:text-style-name="P1" draw:layer="layout" svg:x1="9.8cm" svg:y1="8.6cm" svg:x2="9.8cm" svg:y2="10cm">
            <text:p/>
          </draw:line>
          <draw:line draw:style-name="gr2" draw:text-style-name="P1" draw:layer="layout" svg:x1="12.2cm" svg:y1="8.6cm" svg:x2="12.2cm" svg:y2="10cm">
            <text:p/>
          </draw:line>
          <draw:line draw:style-name="gr2" draw:text-style-name="P1" draw:layer="layout" svg:x1="14.5cm" svg:y1="8.6cm" svg:x2="14.5cm" svg:y2="10cm">
            <text:p/>
          </draw:line>
          <draw:line draw:style-name="gr2" draw:text-style-name="P1" draw:layer="layout" svg:x1="5.5cm" svg:y1="8.5cm" svg:x2="7cm" svg:y2="10.1cm">
            <text:p/>
          </draw:line>
          <draw:line draw:style-name="gr2" draw:text-style-name="P1" draw:layer="layout" svg:x1="12.7cm" svg:y1="8.5cm" svg:x2="14.2cm" svg:y2="10.1cm">
            <text:p/>
          </draw:line>
          <draw:line draw:style-name="gr2" draw:text-style-name="P1" draw:layer="layout" svg:x1="10.3cm" svg:y1="8.5cm" svg:x2="11.8cm" svg:y2="10.1cm">
            <text:p/>
          </draw:line>
          <draw:line draw:style-name="gr2" draw:text-style-name="P1" draw:layer="layout" svg:x1="7.9cm" svg:y1="8.4cm" svg:x2="9.4cm" svg:y2="10cm">
            <text:p/>
          </draw:line>
          <draw:custom-shape draw:style-name="gr1" draw:text-style-name="P1" draw:layer="layout" svg:width="1.4cm" svg:height="1.4cm" svg:x="6.7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cm" svg:y1="15.7cm" svg:x2="6.8cm" svg:y2="15.7cm">
            <text:p/>
          </draw:line>
          <draw:line draw:style-name="gr2" draw:text-style-name="P1" draw:layer="layout" svg:x1="8.2cm" svg:y1="15.7cm" svg:x2="9.2cm" svg:y2="15.7cm">
            <text:p/>
          </draw:line>
          <draw:line draw:style-name="gr2" draw:text-style-name="P1" draw:layer="layout" svg:x1="10.5cm" svg:y1="15.7cm" svg:x2="11.6cm" svg:y2="15.7cm">
            <text:p/>
          </draw:line>
          <draw:line draw:style-name="gr2" draw:text-style-name="P1" draw:layer="layout" svg:x1="12.9cm" svg:y1="15.7cm" svg:x2="13.9cm" svg:y2="15.7cm">
            <text:p/>
          </draw:line>
          <draw:custom-shape draw:style-name="gr1" draw:text-style-name="P1" draw:layer="layout" svg:width="1.4cm" svg:height="1.4cm" svg:x="6.701cm" svg:y="1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1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1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1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15.701cm" svg:x2="6.801cm" svg:y2="15.701cm">
            <text:p/>
          </draw:line>
          <draw:line draw:style-name="gr2" draw:text-style-name="P1" draw:layer="layout" svg:x1="8.201cm" svg:y1="15.701cm" svg:x2="9.201cm" svg:y2="15.701cm">
            <text:p/>
          </draw:line>
          <draw:line draw:style-name="gr2" draw:text-style-name="P1" draw:layer="layout" svg:x1="10.501cm" svg:y1="15.701cm" svg:x2="11.601cm" svg:y2="15.701cm">
            <text:p/>
          </draw:line>
          <draw:line draw:style-name="gr2" draw:text-style-name="P1" draw:layer="layout" svg:x1="12.901cm" svg:y1="15.701cm" svg:x2="13.901cm" svg:y2="15.701cm">
            <text:p/>
          </draw:line>
          <draw:custom-shape draw:style-name="gr1" draw:text-style-name="P1" draw:layer="layout" svg:width="1.4cm" svg:height="1.4cm" svg:x="6.701cm" svg:y="1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1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1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1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15.701cm" svg:x2="6.801cm" svg:y2="15.701cm">
            <text:p/>
          </draw:line>
          <draw:line draw:style-name="gr2" draw:text-style-name="P1" draw:layer="layout" svg:x1="8.201cm" svg:y1="15.701cm" svg:x2="9.201cm" svg:y2="15.701cm">
            <text:p/>
          </draw:line>
          <draw:line draw:style-name="gr2" draw:text-style-name="P1" draw:layer="layout" svg:x1="10.501cm" svg:y1="15.701cm" svg:x2="11.601cm" svg:y2="15.701cm">
            <text:p/>
          </draw:line>
          <draw:line draw:style-name="gr2" draw:text-style-name="P1" draw:layer="layout" svg:x1="12.901cm" svg:y1="15.701cm" svg:x2="13.901cm" svg:y2="15.701cm">
            <text:p/>
          </draw:line>
          <draw:custom-shape draw:style-name="gr1" draw:text-style-name="P1" draw:layer="layout" svg:width="1.4cm" svg:height="1.4cm" svg:x="6.702cm" svg:y="15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15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15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15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15.702cm" svg:x2="6.802cm" svg:y2="15.702cm">
            <text:p/>
          </draw:line>
          <draw:line draw:style-name="gr2" draw:text-style-name="P1" draw:layer="layout" svg:x1="8.202cm" svg:y1="15.702cm" svg:x2="9.202cm" svg:y2="15.702cm">
            <text:p/>
          </draw:line>
          <draw:line draw:style-name="gr2" draw:text-style-name="P1" draw:layer="layout" svg:x1="10.502cm" svg:y1="15.702cm" svg:x2="11.602cm" svg:y2="15.702cm">
            <text:p/>
          </draw:line>
          <draw:line draw:style-name="gr2" draw:text-style-name="P1" draw:layer="layout" svg:x1="12.902cm" svg:y1="15.702cm" svg:x2="13.902cm" svg:y2="15.702cm">
            <text:p/>
          </draw:line>
          <draw:custom-shape draw:style-name="gr1" draw:text-style-name="P1" draw:layer="layout" svg:width="1.4cm" svg:height="1.4cm" svg:x="6.701cm" svg:y="1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1cm" svg:y="1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1cm" svg:y="1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1cm" svg:y="1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1cm" svg:y1="15.701cm" svg:x2="6.801cm" svg:y2="15.701cm">
            <text:p/>
          </draw:line>
          <draw:line draw:style-name="gr2" draw:text-style-name="P1" draw:layer="layout" svg:x1="8.201cm" svg:y1="15.701cm" svg:x2="9.201cm" svg:y2="15.701cm">
            <text:p/>
          </draw:line>
          <draw:line draw:style-name="gr2" draw:text-style-name="P1" draw:layer="layout" svg:x1="10.501cm" svg:y1="15.701cm" svg:x2="11.601cm" svg:y2="15.701cm">
            <text:p/>
          </draw:line>
          <draw:line draw:style-name="gr2" draw:text-style-name="P1" draw:layer="layout" svg:x1="12.901cm" svg:y1="15.701cm" svg:x2="13.901cm" svg:y2="15.701cm">
            <text:p/>
          </draw:line>
          <draw:custom-shape draw:style-name="gr1" draw:text-style-name="P1" draw:layer="layout" svg:width="1.4cm" svg:height="1.4cm" svg:x="6.702cm" svg:y="15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15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15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15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15.702cm" svg:x2="6.802cm" svg:y2="15.702cm">
            <text:p/>
          </draw:line>
          <draw:line draw:style-name="gr2" draw:text-style-name="P1" draw:layer="layout" svg:x1="8.202cm" svg:y1="15.702cm" svg:x2="9.202cm" svg:y2="15.702cm">
            <text:p/>
          </draw:line>
          <draw:line draw:style-name="gr2" draw:text-style-name="P1" draw:layer="layout" svg:x1="10.502cm" svg:y1="15.702cm" svg:x2="11.602cm" svg:y2="15.702cm">
            <text:p/>
          </draw:line>
          <draw:line draw:style-name="gr2" draw:text-style-name="P1" draw:layer="layout" svg:x1="12.902cm" svg:y1="15.702cm" svg:x2="13.902cm" svg:y2="15.702cm">
            <text:p/>
          </draw:line>
          <draw:custom-shape draw:style-name="gr1" draw:text-style-name="P1" draw:layer="layout" svg:width="1.4cm" svg:height="1.4cm" svg:x="6.702cm" svg:y="15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02cm" svg:y="15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2cm" svg:y="15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2cm" svg:y="15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2cm" svg:y1="15.702cm" svg:x2="6.802cm" svg:y2="15.702cm">
            <text:p/>
          </draw:line>
          <draw:line draw:style-name="gr2" draw:text-style-name="P1" draw:layer="layout" svg:x1="8.202cm" svg:y1="15.702cm" svg:x2="9.202cm" svg:y2="15.702cm">
            <text:p/>
          </draw:line>
          <draw:line draw:style-name="gr2" draw:text-style-name="P1" draw:layer="layout" svg:x1="10.502cm" svg:y1="15.702cm" svg:x2="11.602cm" svg:y2="15.702cm">
            <text:p/>
          </draw:line>
          <draw:line draw:style-name="gr2" draw:text-style-name="P1" draw:layer="layout" svg:x1="12.902cm" svg:y1="15.702cm" svg:x2="13.902cm" svg:y2="15.702cm">
            <text:p/>
          </draw:line>
          <draw:custom-shape draw:style-name="gr1" draw:text-style-name="P1" draw:layer="layout" svg:width="1.4cm" svg:height="1.4cm" svg:x="6.703cm" svg:y="15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9.1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1.503cm" svg:y="15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.4cm" svg:x="13.803cm" svg:y="15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703cm" svg:y1="15.703cm" svg:x2="6.803cm" svg:y2="15.703cm">
            <text:p/>
          </draw:line>
          <draw:line draw:style-name="gr2" draw:text-style-name="P1" draw:layer="layout" svg:x1="8.203cm" svg:y1="15.703cm" svg:x2="9.203cm" svg:y2="15.703cm">
            <text:p/>
          </draw:line>
          <draw:line draw:style-name="gr2" draw:text-style-name="P1" draw:layer="layout" svg:x1="10.503cm" svg:y1="15.703cm" svg:x2="11.603cm" svg:y2="15.703cm">
            <text:p/>
          </draw:line>
          <draw:line draw:style-name="gr2" draw:text-style-name="P1" draw:layer="layout" svg:x1="12.903cm" svg:y1="15.703cm" svg:x2="13.903cm" svg:y2="15.703cm">
            <text:p/>
          </draw:line>
          <draw:line draw:style-name="gr2" draw:text-style-name="P1" draw:layer="layout" svg:x1="5cm" svg:y1="13.9cm" svg:x2="5cm" svg:y2="15cm">
            <text:p/>
          </draw:line>
          <draw:line draw:style-name="gr2" draw:text-style-name="P1" draw:layer="layout" svg:x1="7.4cm" svg:y1="13.9cm" svg:x2="7.4cm" svg:y2="15.1cm">
            <text:p/>
          </draw:line>
          <draw:line draw:style-name="gr2" draw:text-style-name="P1" draw:layer="layout" svg:x1="9.8cm" svg:y1="14cm" svg:x2="9.8cm" svg:y2="15.1cm">
            <text:p/>
          </draw:line>
          <draw:line draw:style-name="gr2" draw:text-style-name="P1" draw:layer="layout" svg:x1="12.2cm" svg:y1="13.9cm" svg:x2="12.2cm" svg:y2="15.1cm">
            <text:p/>
          </draw:line>
          <draw:line draw:style-name="gr2" draw:text-style-name="P1" draw:layer="layout" svg:x1="14.5cm" svg:y1="13.9cm" svg:x2="14.5cm" svg:y2="15.1cm">
            <text:p/>
          </draw:line>
          <draw:custom-shape draw:style-name="gr1" draw:text-style-name="P1" draw:layer="layout" svg:width="1.4cm" svg:height="1.4cm" svg:x="4.3cm" svg:y="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5cm" svg:y1="13.6cm" svg:x2="7cm" svg:y2="15.3cm">
            <text:p/>
          </draw:line>
          <draw:line draw:style-name="gr2" draw:text-style-name="P1" draw:layer="layout" svg:x1="12.7cm" svg:y1="13.6cm" svg:x2="14.2cm" svg:y2="15.3cm">
            <text:p/>
          </draw:line>
          <draw:line draw:style-name="gr2" draw:text-style-name="P1" draw:layer="layout" svg:x1="10.3cm" svg:y1="13.6cm" svg:x2="11.8cm" svg:y2="15.3cm">
            <text:p/>
          </draw:line>
          <draw:line draw:style-name="gr2" draw:text-style-name="P1" draw:layer="layout" svg:x1="7.8cm" svg:y1="13.6cm" svg:x2="9.3cm" svg:y2="15.3cm">
            <text:p/>
          </draw:line>
          <draw:frame draw:style-name="gr4" draw:layer="layout" svg:width="0.853cm" svg:height="1.362cm" svg:x="5.9cm" svg:y="4.438cm">
            <draw:text-box>
              <text:p>2</text:p>
            </draw:text-box>
          </draw:frame>
          <draw:frame draw:style-name="gr4" draw:layer="layout" svg:width="0.853cm" svg:height="1.362cm" svg:x="12.847cm" svg:y="4.6cm">
            <draw:text-box>
              <text:p>2</text:p>
            </draw:text-box>
          </draw:frame>
          <draw:frame draw:style-name="gr4" draw:layer="layout" svg:width="0.853cm" svg:height="1.362cm" svg:x="10.4cm" svg:y="4.6cm">
            <draw:text-box>
              <text:p>2</text:p>
            </draw:text-box>
          </draw:frame>
          <draw:frame draw:style-name="gr4" draw:layer="layout" svg:width="0.853cm" svg:height="1.362cm" svg:x="8.047cm" svg:y="4.5cm">
            <draw:text-box>
              <text:p>2</text:p>
            </draw:text-box>
          </draw:frame>
          <draw:frame draw:style-name="gr5" draw:layer="layout" svg:width="0.8cm" svg:height="1.262cm" svg:x="4.2cm" svg:y="6.2cm">
            <draw:text-box>
              <text:p>2</text:p>
            </draw:text-box>
          </draw:frame>
          <draw:frame draw:style-name="gr5" draw:layer="layout" svg:width="0.8cm" svg:height="1.262cm" svg:x="4.2cm" svg:y="13.838cm">
            <draw:text-box>
              <text:p>2</text:p>
            </draw:text-box>
          </draw:frame>
          <draw:frame draw:style-name="gr5" draw:layer="layout" svg:width="0.8cm" svg:height="1.262cm" svg:x="4.2cm" svg:y="11.238cm">
            <draw:text-box>
              <text:p>2</text:p>
            </draw:text-box>
          </draw:frame>
          <draw:frame draw:style-name="gr5" draw:layer="layout" svg:width="0.8cm" svg:height="1.262cm" svg:x="4.2cm" svg:y="8.5cm">
            <draw:text-box>
              <text:p>2</text:p>
            </draw:text-box>
          </draw:frame>
          <draw:frame draw:style-name="gr6" draw:layer="layout" svg:width="0.001cm" svg:height="0.962cm" svg:x="6.1cm" svg:y="10.5cm">
            <draw:text-box>
              <text:p>2</text:p>
            </draw:text-box>
          </draw:frame>
          <draw:frame draw:style-name="gr7" draw:layer="layout" svg:width="0.228cm" svg:height="0.962cm" svg:x="13.172cm" svg:y="10.6cm">
            <draw:text-box>
              <text:p>2</text:p>
            </draw:text-box>
          </draw:frame>
          <draw:frame draw:style-name="gr6" draw:layer="layout" svg:width="0.001cm" svg:height="0.962cm" svg:x="11.099cm" svg:y="10.6cm">
            <draw:text-box>
              <text:p>2</text:p>
            </draw:text-box>
          </draw:frame>
          <draw:frame draw:style-name="gr6" draw:layer="layout" svg:width="0.001cm" svg:height="0.962cm" svg:x="8.4cm" svg:y="10.6cm">
            <draw:text-box>
              <text:p>2</text:p>
            </draw:text-box>
          </draw:frame>
          <draw:frame draw:style-name="gr6" draw:layer="layout" svg:width="0.001cm" svg:height="0.962cm" svg:x="6.1cm" svg:y="13cm">
            <draw:text-box>
              <text:p>2</text:p>
            </draw:text-box>
          </draw:frame>
          <draw:frame draw:style-name="gr7" draw:layer="layout" svg:width="0.228cm" svg:height="0.962cm" svg:x="13.172cm" svg:y="13.1cm">
            <draw:text-box>
              <text:p>2</text:p>
            </draw:text-box>
          </draw:frame>
          <draw:frame draw:style-name="gr6" draw:layer="layout" svg:width="0.001cm" svg:height="0.962cm" svg:x="11.099cm" svg:y="13.1cm">
            <draw:text-box>
              <text:p>2</text:p>
            </draw:text-box>
          </draw:frame>
          <draw:frame draw:style-name="gr6" draw:layer="layout" svg:width="0.001cm" svg:height="0.962cm" svg:x="8.4cm" svg:y="13.1cm">
            <draw:text-box>
              <text:p>2</text:p>
            </draw:text-box>
          </draw:frame>
          <draw:frame draw:style-name="gr6" draw:layer="layout" svg:width="0.001cm" svg:height="0.962cm" svg:x="6.1cm" svg:y="7.738cm">
            <draw:text-box>
              <text:p>2</text:p>
            </draw:text-box>
          </draw:frame>
          <draw:frame draw:style-name="gr7" draw:layer="layout" svg:width="0.228cm" svg:height="0.962cm" svg:x="13.172cm" svg:y="7.838cm">
            <draw:text-box>
              <text:p>2</text:p>
            </draw:text-box>
          </draw:frame>
          <draw:frame draw:style-name="gr6" draw:layer="layout" svg:width="0.001cm" svg:height="0.962cm" svg:x="11.099cm" svg:y="7.838cm">
            <draw:text-box>
              <text:p>2</text:p>
            </draw:text-box>
          </draw:frame>
          <draw:frame draw:style-name="gr6" draw:layer="layout" svg:width="0.001cm" svg:height="0.962cm" svg:x="8.4cm" svg:y="7.838cm">
            <draw:text-box>
              <text:p>2</text:p>
            </draw:text-box>
          </draw:frame>
          <draw:frame draw:style-name="gr6" draw:layer="layout" svg:width="0.001cm" svg:height="0.962cm" svg:x="6.1cm" svg:y="15.7cm">
            <draw:text-box>
              <text:p>2</text:p>
            </draw:text-box>
          </draw:frame>
          <draw:frame draw:style-name="gr7" draw:layer="layout" svg:width="0.228cm" svg:height="0.962cm" svg:x="13.172cm" svg:y="15.8cm">
            <draw:text-box>
              <text:p>2</text:p>
            </draw:text-box>
          </draw:frame>
          <draw:frame draw:style-name="gr6" draw:layer="layout" svg:width="0.001cm" svg:height="0.962cm" svg:x="11.099cm" svg:y="15.8cm">
            <draw:text-box>
              <text:p>2</text:p>
            </draw:text-box>
          </draw:frame>
          <draw:frame draw:style-name="gr6" draw:layer="layout" svg:width="0.001cm" svg:height="0.962cm" svg:x="8.4cm" svg:y="15.8cm">
            <draw:text-box>
              <text:p>2</text:p>
            </draw:text-box>
          </draw:frame>
          <draw:frame draw:style-name="gr8" draw:layer="layout" svg:width="1.1cm" svg:height="0.962cm" svg:x="12.2cm" svg:y="5.9cm">
            <draw:text-box draw:corner-radius="0.4cm">
              <text:p>2</text:p>
            </draw:text-box>
          </draw:frame>
          <draw:frame draw:style-name="gr8" draw:layer="layout" svg:width="1.1cm" svg:height="0.962cm" svg:x="12.1cm" svg:y="8.6cm">
            <draw:text-box draw:corner-radius="0.4cm">
              <text:p>2</text:p>
            </draw:text-box>
          </draw:frame>
          <draw:frame draw:style-name="gr8" draw:layer="layout" svg:width="1.1cm" svg:height="0.962cm" svg:x="12.1cm" svg:y="11.262cm">
            <draw:text-box draw:corner-radius="0.4cm">
              <text:p>2</text:p>
            </draw:text-box>
          </draw:frame>
          <draw:frame draw:style-name="gr8" draw:layer="layout" svg:width="1.1cm" svg:height="0.962cm" svg:x="12.1cm" svg:y="13.9cm">
            <draw:text-box draw:corner-radius="0.4cm">
              <text:p>2</text:p>
            </draw:text-box>
          </draw:frame>
          <draw:frame draw:style-name="gr8" draw:layer="layout" svg:width="1.1cm" svg:height="0.962cm" svg:x="7.3cm" svg:y="5.9cm">
            <draw:text-box draw:corner-radius="0.4cm">
              <text:p>2</text:p>
            </draw:text-box>
          </draw:frame>
          <draw:frame draw:style-name="gr8" draw:layer="layout" svg:width="1.1cm" svg:height="0.962cm" svg:x="7.2cm" svg:y="8.6cm">
            <draw:text-box draw:corner-radius="0.4cm">
              <text:p>2</text:p>
            </draw:text-box>
          </draw:frame>
          <draw:frame draw:style-name="gr8" draw:layer="layout" svg:width="1.1cm" svg:height="0.962cm" svg:x="7.2cm" svg:y="11.262cm">
            <draw:text-box draw:corner-radius="0.4cm">
              <text:p>2</text:p>
            </draw:text-box>
          </draw:frame>
          <draw:frame draw:style-name="gr8" draw:layer="layout" svg:width="1.1cm" svg:height="0.962cm" svg:x="7.2cm" svg:y="13.9cm">
            <draw:text-box draw:corner-radius="0.4cm">
              <text:p>2</text:p>
            </draw:text-box>
          </draw:frame>
          <draw:frame draw:style-name="gr8" draw:layer="layout" svg:width="1.1cm" svg:height="0.962cm" svg:x="9.7cm" svg:y="5.9cm">
            <draw:text-box draw:corner-radius="0.4cm">
              <text:p>2</text:p>
            </draw:text-box>
          </draw:frame>
          <draw:frame draw:style-name="gr8" draw:layer="layout" svg:width="1.1cm" svg:height="0.962cm" svg:x="9.6cm" svg:y="8.6cm">
            <draw:text-box draw:corner-radius="0.4cm">
              <text:p>2</text:p>
            </draw:text-box>
          </draw:frame>
          <draw:frame draw:style-name="gr8" draw:layer="layout" svg:width="1.1cm" svg:height="0.962cm" svg:x="9.6cm" svg:y="11.262cm">
            <draw:text-box draw:corner-radius="0.4cm">
              <text:p>2</text:p>
            </draw:text-box>
          </draw:frame>
          <draw:frame draw:style-name="gr8" draw:layer="layout" svg:width="1.1cm" svg:height="0.962cm" svg:x="9.6cm" svg:y="13.9cm">
            <draw:text-box draw:corner-radius="0.4cm">
              <text:p>2</text:p>
            </draw:text-box>
          </draw:frame>
          <draw:frame draw:style-name="gr8" draw:layer="layout" svg:width="1.1cm" svg:height="0.962cm" svg:x="14.6cm" svg:y="6cm">
            <draw:text-box draw:corner-radius="0.4cm">
              <text:p>2</text:p>
            </draw:text-box>
          </draw:frame>
          <draw:frame draw:style-name="gr8" draw:layer="layout" svg:width="1.1cm" svg:height="0.962cm" svg:x="14.5cm" svg:y="8.7cm">
            <draw:text-box draw:corner-radius="0.4cm">
              <text:p>2</text:p>
            </draw:text-box>
          </draw:frame>
          <draw:frame draw:style-name="gr8" draw:layer="layout" svg:width="1.1cm" svg:height="0.962cm" svg:x="14.5cm" svg:y="11.362cm">
            <draw:text-box draw:corner-radius="0.4cm">
              <text:p>2</text:p>
            </draw:text-box>
          </draw:frame>
          <draw:frame draw:style-name="gr8" draw:layer="layout" svg:width="1.1cm" svg:height="0.962cm" svg:x="14.5cm" svg:y="14cm">
            <draw:text-box draw:corner-radius="0.4cm">
              <text:p>2</text:p>
            </draw:text-box>
          </draw:frame>
          <draw:frame draw:style-name="gr9" draw:layer="layout" svg:width="0.853cm" svg:height="1.462cm" svg:x="6.1cm" svg:y="6cm">
            <draw:text-box>
              <text:p>4</text:p>
            </draw:text-box>
          </draw:frame>
          <draw:frame draw:style-name="gr6" draw:layer="layout" svg:width="0.8cm" svg:height="0.962cm" svg:x="8.5cm" svg:y="8.7cm">
            <draw:text-box>
              <text:p>4</text:p>
            </draw:text-box>
          </draw:frame>
          <draw:frame draw:style-name="gr10" draw:layer="layout" svg:width="1.3cm" svg:height="1.062cm" svg:x="10.8cm" svg:y="11.3cm">
            <draw:text-box>
              <text:p>0</text:p>
            </draw:text-box>
          </draw:frame>
          <draw:frame draw:style-name="gr6" draw:layer="layout" svg:width="1.053cm" svg:height="0.962cm" svg:x="13.3cm" svg:y="13.8cm">
            <draw:text-box>
              <text:p>0</text:p>
            </draw:text-box>
          </draw:frame>
          <draw:frame draw:style-name="gr5" draw:layer="layout" svg:width="1.153cm" svg:height="1.262cm" svg:x="5.9cm" svg:y="8.6cm">
            <draw:text-box>
              <text:p>3</text:p>
            </draw:text-box>
          </draw:frame>
          <draw:frame draw:style-name="gr11" draw:layer="layout" svg:width="1.153cm" svg:height="1.162cm" svg:x="8.5cm" svg:y="11.2cm">
            <draw:text-box>
              <text:p>4</text:p>
            </draw:text-box>
          </draw:frame>
          <draw:frame draw:style-name="gr11" draw:layer="layout" svg:width="1.253cm" svg:height="1.162cm" svg:x="10.8cm" svg:y="13.7cm">
            <draw:text-box>
              <text:p>4</text:p>
            </draw:text-box>
          </draw:frame>
          <draw:frame draw:style-name="gr6" draw:layer="layout" svg:width="1.053cm" svg:height="0.962cm" svg:x="6.1cm" svg:y="11.3cm">
            <draw:text-box>
              <text:p>3</text:p>
            </draw:text-box>
          </draw:frame>
          <draw:frame draw:style-name="gr6" draw:layer="layout" svg:width="1.053cm" svg:height="0.962cm" svg:x="8.5cm" svg:y="13.9cm">
            <draw:text-box>
              <text:p>3</text:p>
            </draw:text-box>
          </draw:frame>
          <draw:frame draw:style-name="gr6" draw:layer="layout" svg:width="1.053cm" svg:height="0.962cm" svg:x="6.1cm" svg:y="13.8cm">
            <draw:text-box>
              <text:p>4</text:p>
            </draw:text-box>
          </draw:frame>
          <draw:frame draw:style-name="gr6" draw:layer="layout" svg:width="1.053cm" svg:height="0.962cm" svg:x="8.4cm" svg:y="6cm">
            <draw:text-box>
              <text:p>0</text:p>
            </draw:text-box>
          </draw:frame>
          <draw:frame draw:style-name="gr12" draw:layer="layout" svg:width="1.2cm" svg:height="1.262cm" svg:x="10.8cm" svg:y="8.6cm">
            <draw:text-box>
              <text:p>0</text:p>
            </draw:text-box>
          </draw:frame>
          <draw:frame draw:style-name="gr10" draw:layer="layout" svg:width="1.053cm" svg:height="1.062cm" svg:x="13.3cm" svg:y="11.3cm">
            <draw:text-box>
              <text:p>4</text:p>
            </draw:text-box>
          </draw:frame>
          <draw:frame draw:style-name="gr6" draw:layer="layout" svg:width="0.953cm" svg:height="0.962cm" svg:x="10.8cm" svg:y="6cm">
            <draw:text-box>
              <text:p>4</text:p>
            </draw:text-box>
          </draw:frame>
          <draw:frame draw:style-name="gr11" draw:layer="layout" svg:width="1.353cm" svg:height="1.162cm" svg:x="13cm" svg:y="8.5cm">
            <draw:text-box>
              <text:p>4</text:p>
            </draw:text-box>
          </draw:frame>
          <draw:frame draw:style-name="gr13" draw:layer="layout" svg:width="0.953cm" svg:height="1cm" svg:x="13.3cm" svg:y="6cm">
            <draw:text-box>
              <text:p>3</text:p>
            </draw:text-box>
          </draw:frame>
          <draw:frame draw:style-name="gr14" draw:layer="layout" svg:width="8.5cm" svg:height="0.962cm" svg:x="7cm" svg:y="3.3cm">
            <draw:text-box>
              <text:p>A <text:s text:c="10"/>C <text:s text:c="10"/>T <text:s text:c="11"/>G</text:p>
            </draw:text-box>
          </draw:frame>
          <draw:frame draw:style-name="gr15" draw:layer="layout" svg:width="0.997cm" svg:height="9.2cm" svg:x="2.8cm" svg:y="7.5cm">
            <draw:text-box>
              <text:p>C</text:p>
              <text:p/>
              <text:p/>
              <text:p/>
              <text:p>T</text:p>
              <text:p/>
              <text:p/>
              <text:p>T</text:p>
              <text:p/>
              <text:p/>
              <text:p/>
              <text:p>G</text:p>
            </draw:text-box>
          </draw:frame>
          <draw:frame draw:style-name="gr14" draw:layer="layout" svg:width="8.5cm" svg:height="0.962cm" svg:x="7.1cm" svg:y="16.8cm">
            <draw:text-box>
              <text:p>A <text:s text:c="10"/>C <text:s text:c="10"/>T <text:s text:c="11"/>G</text:p>
            </draw:text-box>
          </draw:frame>
          <draw:frame draw:style-name="gr16" draw:text-style-name="P2" draw:layer="layout" svg:width="2.6cm" svg:height="16.3cm" svg:x="4.5cm" svg:y="4.8cm">
            <draw:text-box>
              <text:p><text:span text:style-name="T1">0</text:span></text:p>
            </draw:text-box>
          </draw:frame>
          <draw:frame draw:style-name="gr17" draw:text-style-name="P2" draw:layer="layout" svg:width="0.972cm" svg:height="1.204cm" svg:x="6.928cm" svg:y="4.796cm">
            <draw:text-box>
              <text:p><text:span text:style-name="T1">2</text:span></text:p>
            </draw:text-box>
          </draw:frame>
          <draw:frame draw:style-name="gr17" draw:text-style-name="P2" draw:layer="layout" svg:width="0.972cm" svg:height="1.204cm" svg:x="9.4cm" svg:y="4.8cm">
            <draw:text-box>
              <text:p><text:span text:style-name="T1">4</text:span></text:p>
            </draw:text-box>
          </draw:frame>
          <draw:frame draw:style-name="gr17" draw:text-style-name="P2" draw:layer="layout" svg:width="0.972cm" svg:height="1.204cm" svg:x="4.528cm" svg:y="12.596cm">
            <draw:text-box>
              <text:p><text:span text:style-name="T1">6</text:span></text:p>
            </draw:text-box>
          </draw:frame>
          <draw:frame draw:style-name="gr17" draw:text-style-name="P2" draw:layer="layout" svg:width="0.972cm" svg:height="1.204cm" svg:x="6.928cm" svg:y="9.996cm">
            <draw:text-box>
              <text:p><text:span text:style-name="T1">5</text:span></text:p>
            </draw:text-box>
          </draw:frame>
          <draw:frame draw:style-name="gr18" draw:text-style-name="P2" draw:layer="layout" svg:width="0.972cm" svg:height="1.304cm" svg:x="4.5cm" svg:y="7.296cm">
            <draw:text-box>
              <text:p><text:span text:style-name="T1">2</text:span></text:p>
            </draw:text-box>
          </draw:frame>
          <draw:frame draw:style-name="gr17" draw:text-style-name="P2" draw:layer="layout" svg:width="0.972cm" svg:height="1.204cm" svg:x="9.3cm" svg:y="7.296cm">
            <draw:text-box>
              <text:p><text:span text:style-name="T1">2</text:span></text:p>
            </draw:text-box>
          </draw:frame>
          <draw:frame draw:style-name="gr17" draw:text-style-name="P2" draw:layer="layout" svg:width="0.972cm" svg:height="1.204cm" svg:x="11.7cm" svg:y="10.1cm">
            <draw:text-box>
              <text:p><text:span text:style-name="T1">2</text:span></text:p>
            </draw:text-box>
          </draw:frame>
          <draw:frame draw:style-name="gr17" draw:text-style-name="P2" draw:layer="layout" svg:width="0.972cm" svg:height="1.204cm" svg:x="4.528cm" svg:y="9.9cm">
            <draw:text-box>
              <text:p><text:span text:style-name="T1">4</text:span></text:p>
            </draw:text-box>
          </draw:frame>
          <draw:frame draw:style-name="gr17" draw:text-style-name="P2" draw:layer="layout" svg:width="0.972cm" svg:height="1.204cm" svg:x="6.9cm" svg:y="7.296cm">
            <draw:text-box>
              <text:p><text:span text:style-name="T1">4</text:span></text:p>
            </draw:text-box>
          </draw:frame>
          <draw:frame draw:style-name="gr17" draw:text-style-name="P2" draw:layer="layout" svg:width="0.972cm" svg:height="1.204cm" svg:x="9.2cm" svg:y="9.996cm">
            <draw:text-box>
              <text:p><text:span text:style-name="T1">4</text:span></text:p>
            </draw:text-box>
          </draw:frame>
          <draw:frame draw:style-name="gr17" draw:text-style-name="P2" draw:layer="layout" svg:width="0.972cm" svg:height="1.204cm" svg:x="11.728cm" svg:y="12.5cm">
            <draw:text-box>
              <text:p><text:span text:style-name="T1">4</text:span></text:p>
            </draw:text-box>
          </draw:frame>
          <draw:frame draw:style-name="gr17" draw:text-style-name="P2" draw:layer="layout" svg:width="0.972cm" svg:height="1.204cm" svg:x="14.028cm" svg:y="15.196cm">
            <draw:text-box>
              <text:p><text:span text:style-name="T1">4</text:span></text:p>
            </draw:text-box>
          </draw:frame>
          <draw:frame draw:style-name="gr17" draw:text-style-name="P2" draw:layer="layout" svg:width="0.972cm" svg:height="1.204cm" svg:x="11.7cm" svg:y="7.296cm">
            <draw:text-box>
              <text:p><text:span text:style-name="T1">4</text:span></text:p>
            </draw:text-box>
          </draw:frame>
          <draw:frame draw:style-name="gr17" draw:text-style-name="P2" draw:layer="layout" svg:width="0.972cm" svg:height="1.204cm" svg:x="14.028cm" svg:y="10.096cm">
            <draw:text-box>
              <text:p><text:span text:style-name="T1">4</text:span></text:p>
            </draw:text-box>
          </draw:frame>
          <draw:frame draw:style-name="gr17" draw:text-style-name="P2" draw:layer="layout" svg:width="0.972cm" svg:height="1.204cm" svg:x="9.3cm" svg:y="12.5cm">
            <draw:text-box>
              <text:p><text:span text:style-name="T1">6</text:span></text:p>
            </draw:text-box>
          </draw:frame>
          <draw:frame draw:style-name="gr17" draw:text-style-name="P2" draw:layer="layout" svg:width="0.972cm" svg:height="1.204cm" svg:x="11.7cm" svg:y="15.1cm">
            <draw:text-box>
              <text:p><text:span text:style-name="T1">6</text:span></text:p>
            </draw:text-box>
          </draw:frame>
          <draw:frame draw:style-name="gr17" draw:text-style-name="P2" draw:layer="layout" svg:width="0.972cm" svg:height="1.204cm" svg:x="14.028cm" svg:y="12.596cm">
            <draw:text-box>
              <text:p><text:span text:style-name="T1">6</text:span></text:p>
            </draw:text-box>
          </draw:frame>
          <draw:frame draw:style-name="gr17" draw:text-style-name="P2" draw:layer="layout" svg:width="0.972cm" svg:height="1.204cm" svg:x="14.028cm" svg:y="7.296cm">
            <draw:text-box>
              <text:p><text:span text:style-name="T1">6</text:span></text:p>
            </draw:text-box>
          </draw:frame>
          <draw:frame draw:style-name="gr17" draw:text-style-name="P2" draw:layer="layout" svg:width="0.972cm" svg:height="1.204cm" svg:x="11.728cm" svg:y="4.796cm">
            <draw:text-box>
              <text:p><text:span text:style-name="T1">6</text:span></text:p>
            </draw:text-box>
          </draw:frame>
          <draw:frame draw:style-name="gr17" draw:text-style-name="P2" draw:layer="layout" svg:width="0.972cm" svg:height="1.204cm" svg:x="14.1cm" svg:y="4.8cm">
            <draw:text-box>
              <text:p><text:span text:style-name="T1">8</text:span></text:p>
            </draw:text-box>
          </draw:frame>
          <draw:frame draw:style-name="gr19" draw:text-style-name="P2" draw:layer="layout" svg:width="0.972cm" svg:height="1.204cm" svg:x="7.028cm" svg:y="15.1cm">
            <draw:text-box>
              <text:p><text:span text:style-name="T1">9</text:span></text:p>
            </draw:text-box>
          </draw:frame>
          <draw:frame draw:style-name="gr17" draw:text-style-name="P2" draw:layer="layout" svg:width="0.972cm" svg:height="1.204cm" svg:x="4.5cm" svg:y="15.1cm">
            <draw:text-box>
              <text:p><text:span text:style-name="T1">8</text:span></text:p>
            </draw:text-box>
          </draw:frame>
          <draw:frame draw:style-name="gr17" draw:text-style-name="P2" draw:layer="layout" svg:width="0.972cm" svg:height="1.204cm" svg:x="9.328cm" svg:y="15.196cm">
            <draw:text-box>
              <text:p><text:span text:style-name="T1">8</text:span></text:p>
            </draw:text-box>
          </draw:frame>
          <draw:frame draw:style-name="gr19" draw:layer="layout" svg:width="0.972cm" svg:height="1.204cm" svg:x="6.928cm" svg:y="12.6cm">
            <draw:text-box>
              <text:p><text:span text:style-name="T1">7</text:span></text:p>
            </draw:text-box>
          </draw:frame>
          <draw:line draw:style-name="gr20" draw:text-style-name="P1" draw:layer="layout" svg:x1="12cm" svg:y1="12.7cm" svg:x2="14.6cm" svg:y2="16cm">
            <text:p/>
          </draw:line>
          <draw:line draw:style-name="gr20" draw:text-style-name="P1" draw:layer="layout" svg:x1="12.2cm" svg:y1="10.7cm" svg:x2="12.2cm" svg:y2="13.2cm">
            <text:p/>
          </draw:line>
          <draw:line draw:style-name="gr20" draw:text-style-name="P1" draw:layer="layout" svg:x1="9.7cm" svg:y1="7.9cm" svg:x2="12.2cm" svg:y2="10.5cm">
            <text:p/>
          </draw:line>
        </draw:g>
        <draw:frame draw:style-name="gr21" draw:text-style-name="P3" draw:layer="layout" svg:width="0.853cm" svg:height="1.195cm" svg:x="4.8cm" svg:y="5.3cm">
          <draw:text-box>
            <text:p/>
          </draw:text-box>
        </draw:frame>
        <draw:line draw:style-name="gr20" draw:text-style-name="P1" draw:layer="layout" svg:x1="7.4cm" svg:y1="5.5cm" svg:x2="9.6cm" svg:y2="7.8cm">
          <text:p/>
        </draw:line>
        <draw:line draw:style-name="gr20" draw:text-style-name="P1" draw:layer="layout" svg:x1="4.9cm" svg:y1="5.3cm" svg:x2="7.5cm" svg:y2="5.3cm">
          <text:p/>
        </draw:line>
        <draw:line draw:style-name="gr22" draw:text-style-name="P1" draw:layer="layout" svg:x1="9.7cm" svg:y1="10.5cm" svg:x2="12.2cm" svg:y2="13.1cm">
          <text:p/>
        </draw:line>
        <draw:line draw:style-name="gr22" draw:text-style-name="P1" draw:layer="layout" svg:x1="9.8cm" svg:y1="7.9cm" svg:x2="9.7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svg:stroke-opacity="100%" draw:fill="none" draw:fill-gradient-name="Gradient_20_3" draw:fill-hatch-name="Hatching_20_1" draw:fill-image-name="Bitmape_20_1" draw:opacity="0%" draw:shadow-opacity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3:59:12.050856727</meta:creation-date>
    <dc:date>2017-03-07T15:38:25.454313151</dc:date>
    <meta:editing-duration>PT30M52S</meta:editing-duration>
    <meta:editing-cycles>3</meta:editing-cycles>
    <meta:generator>LibreOffice/4.2.8.2$Linux_X86_64 LibreOffice_project/420m0$Build-2</meta:generator>
    <meta:document-statistic meta:object-count="482"/>
  </office:meta>
</office:document-meta>
</file>